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de92" officeooo:paragraph-rsid="001fde92" style:font-weight-asian="bold" style:font-weight-complex="bold"/>
    </style:style>
    <style:style style:name="P3" style:family="paragraph" style:parent-style-name="Standard">
      <style:text-properties fo:font-weight="bold" officeooo:rsid="00209c1c" officeooo:paragraph-rsid="00209c1c" style:font-weight-asian="bold" style:font-weight-complex="bold"/>
    </style:style>
    <style:style style:name="P4" style:family="paragraph" style:parent-style-name="Standard">
      <style:text-properties fo:font-weight="bold" officeooo:rsid="002140af" officeooo:paragraph-rsid="002140af" style:font-weight-asian="bold" style:font-weight-complex="bold"/>
    </style:style>
    <style:style style:name="P5" style:family="paragraph" style:parent-style-name="Standard">
      <style:text-properties fo:font-weight="bold" officeooo:rsid="00220b9b" officeooo:paragraph-rsid="00220b9b" style:font-weight-asian="bold" style:font-weight-complex="bold"/>
    </style:style>
    <style:style style:name="P6" style:family="paragraph" style:parent-style-name="Standard">
      <style:text-properties fo:font-weight="normal" officeooo:rsid="001fde92" officeooo:paragraph-rsid="001fde92" style:font-weight-asian="normal" style:font-weight-complex="normal"/>
    </style:style>
    <style:style style:name="P7" style:family="paragraph" style:parent-style-name="Standard">
      <style:text-properties fo:font-weight="normal" officeooo:rsid="00209c1c" officeooo:paragraph-rsid="00209c1c" style:font-weight-asian="normal" style:font-weight-complex="normal"/>
    </style:style>
    <style:style style:name="P8" style:family="paragraph" style:parent-style-name="Standard">
      <style:text-properties fo:font-weight="normal" officeooo:rsid="00220b9b" officeooo:paragraph-rsid="00220b9b" style:font-weight-asian="normal" style:font-weight-complex="normal"/>
    </style:style>
    <style:style style:name="P9" style:family="paragraph" style:parent-style-name="Standard">
      <style:text-properties fo:font-weight="normal" officeooo:rsid="002140af" officeooo:paragraph-rsid="002140af" style:font-weight-asian="normal" style:font-weight-complex="normal"/>
    </style:style>
    <style:style style:name="P10" style:family="paragraph" style:parent-style-name="Standard">
      <style:text-properties fo:font-weight="normal" officeooo:rsid="002140af" officeooo:paragraph-rsid="002140af" style:font-weight-asian="normal" style:font-weight-complex="normal"/>
    </style:style>
    <style:style style:name="P11" style:family="paragraph" style:parent-style-name="Standard">
      <style:text-properties fo:font-weight="normal" officeooo:rsid="0025a64d" officeooo:paragraph-rsid="0025a64d" style:font-weight-asian="normal" style:font-weight-complex="normal"/>
    </style:style>
    <style:style style:name="P12" style:family="paragraph" style:parent-style-name="Standard">
      <style:text-properties fo:font-weight="normal" officeooo:rsid="002644ef" officeooo:paragraph-rsid="002644ef" style:font-weight-asian="normal" style:font-weight-complex="normal"/>
    </style:style>
    <style:style style:name="P13" style:family="paragraph" style:parent-style-name="Standard">
      <style:text-properties fo:font-weight="normal" officeooo:rsid="00281bc8" officeooo:paragraph-rsid="00281bc8" style:font-weight-asian="normal" style:font-weight-complex="normal"/>
    </style:style>
    <style:style style:name="P14" style:family="paragraph" style:parent-style-name="Standard">
      <style:text-properties fo:font-weight="bold" officeooo:rsid="0025a64d" officeooo:paragraph-rsid="0025a64d" style:font-weight-asian="bold" style:font-weight-complex="bold"/>
    </style:style>
    <style:style style:name="P15" style:family="paragraph" style:parent-style-name="Standard">
      <style:text-properties fo:font-weight="bold" officeooo:rsid="002644ef" officeooo:paragraph-rsid="002644ef" style:font-weight-asian="bold" style:font-weight-complex="bold"/>
    </style:style>
    <style:style style:name="T1" style:family="text">
      <style:text-properties officeooo:rsid="001fde9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40af" style:font-weight-asian="normal" style:font-weight-complex="normal"/>
    </style:style>
    <style:style style:name="T4" style:family="text">
      <style:text-properties fo:font-weight="normal" officeooo:rsid="002644ef" style:font-weight-asian="normal" style:font-weight-complex="normal"/>
    </style:style>
    <style:style style:name="T5" style:family="text">
      <style:text-properties officeooo:rsid="002140af"/>
    </style:style>
    <style:style style:name="T6" style:family="text">
      <style:text-properties officeooo:rsid="0025a64d"/>
    </style:style>
    <style:style style:name="T7" style:family="text">
      <style:text-properties officeooo:rsid="002644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Create one repository in git, take clone in your system, push directory and file structure in git.</text:p>
      <text:p text:style-name="P6">- git clone <text:a xlink:type="simple" xlink:href="https://github.com/virajsathvara/hello-world.git" text:style-name="Internet_20_link" text:visited-style-name="Visited_20_Internet_20_Link">https://github.com/virajsathvara/hello-world.git</text:a><text:line-break/>git status</text:p>
      <text:p text:style-name="P6">cp ../index.html .</text:p>
      <text:p text:style-name="P6">Git add index.html</text:p>
      <text:p text:style-name="P6">git commit index.html</text:p>
      <text:p text:style-name="P6">git push index.html</text:p>
      <text:p text:style-name="P6"/>
      <text:p text:style-name="P2">2. Create ‘dev’ branch from master push some contents(directory with two files) inside this</text:p>
      <text:p text:style-name="P2">branch.</text:p>
      <text:p text:style-name="P6">- git checkout dev</text:p>
      <text:p text:style-name="P7">cp -R ../css/ .</text:p>
      <text:p text:style-name="P7">Git add .</text:p>
      <text:p text:style-name="P7">Git commit</text:p>
      <text:p text:style-name="P7">git push –set-upstream origin dev</text:p>
      <text:p text:style-name="P7">git status</text:p>
      <text:p text:style-name="P7"/>
      <text:p text:style-name="P3"><text:span text:style-name="T5">3. </text:span>Create ‘branch1' branch from ‘dev’ branch, create one file, as well create ‘branch2’ branch and</text:p>
      <text:p text:style-name="P3">add one file for that branch also.</text:p>
      <text:p text:style-name="P3">- <text:span text:style-name="T3">git checkout -b branch1 dev</text:span></text:p>
      <text:p text:style-name="P9">git add index-branch1.html </text:p>
      <text:p text:style-name="P9">git commit -m “adding file to branch1”</text:p>
      <text:p text:style-name="P9">git push origin branch1</text:p>
      <text:p text:style-name="P9">git checkout -b branch2 dev</text:p>
      <text:p text:style-name="P9">git add index-branch2.html </text:p>
      <text:p text:style-name="P9">git commit -m “adding file to branch2”</text:p>
      <text:p text:style-name="P9">git push origin branch2</text:p>
      <text:p text:style-name="P9"/>
      <text:p text:style-name="P4">4. Change some contains in existing file inside ‘branch1’ branch, and do same thing for ‘branch2’.</text:p>
      <text:p text:style-name="P8">Done.</text:p>
      <text:p text:style-name="P8"/>
      <text:p text:style-name="P5">5. Commit those changes and once commit done then change commit message.</text:p>
      <text:p text:style-name="P8">- git commit –amend</text:p>
      <text:p text:style-name="P8">(change the commit message and close editor.)</text:p>
      <text:p text:style-name="P8"/>
      <text:p text:style-name="P5">6. After commit message change you have to push your new changes on git. (NOTE: if you get</text:p>
      <text:p text:style-name="P5">any conflicts then resolve it and then push that in git.)</text:p>
      <text:p text:style-name="P4">- <text:span text:style-name="T2">git push origin branch1</text:span></text:p>
      <text:p text:style-name="P9"/>
      <text:p text:style-name="P4">7. Merge ‘branch1’ and ‘branch2’ in dev branch.</text:p>
      <text:p text:style-name="P9">- git checkout dev</text:p>
      <text:p text:style-name="P9">git merge branch1</text:p>
      <text:p text:style-name="P9">git merge branch2</text:p>
      <text:p text:style-name="P9"/>
      <text:p text:style-name="P4">8. Follow the steps:</text:p>
      <text:p text:style-name="P4">1. Add some changes in branch1 contents</text:p>
      <text:p text:style-name="P4">2. Without add and commit those changes apply some changes in branch2 (stash your</text:p>
      <text:p text:style-name="P4">branch1 changes and then apply some changes in branch2)</text:p>
      <text:p text:style-name="P4">3. Add and commit your branch2 changes and then come back to branch1 and get back your</text:p>
      <text:p text:style-name="P4"><text:soft-page-break/>stash changes.</text:p>
      <text:p text:style-name="P9">- <text:span text:style-name="T6">git checkout branch1</text:span></text:p>
      <text:p text:style-name="P11">made some changes in index-branch1.html</text:p>
      <text:p text:style-name="P11">git stash</text:p>
      <text:p text:style-name="P11">git checkout branch2</text:p>
      <text:p text:style-name="P11">made changes in index-branch2.html</text:p>
      <text:p text:style-name="P11">git add .</text:p>
      <text:p text:style-name="P11">Git commit -m “commit message”</text:p>
      <text:p text:style-name="P11">git push origin branch2</text:p>
      <text:p text:style-name="P11">git checkout branch2</text:p>
      <text:p text:style-name="P11">git stash pop</text:p>
      <text:p text:style-name="P11">git add .</text:p>
      <text:p text:style-name="P11">Git commit -m “commit message”</text:p>
      <text:p text:style-name="P11">git push origin branch1</text:p>
      <text:p text:style-name="P11"/>
      <text:p text:style-name="P14">9. Follow the steps:</text:p>
      <text:p text:style-name="P14"><text:tab/>1. Create two branches from dev</text:p>
      <text:p text:style-name="P12"><text:tab/>- git checkout -b branch3 dev</text:p>
      <text:p text:style-name="P12"><text:tab/>git checout -b branch4 dev</text:p>
      <text:p text:style-name="P12"/>
      <text:p text:style-name="P14"><text:tab/>2. Add some contents in branch1 as well as add some contents in branch2</text:p>
      <text:p text:style-name="P12"><text:tab/>- added some contents in both branches and stached changes.</text:p>
      <text:p text:style-name="P12"/>
      <text:p text:style-name="P14"><text:tab/>3. Push branch1 on git</text:p>
      <text:p text:style-name="P11"><text:tab/>- <text:span text:style-name="T7">git stash pop</text:span></text:p>
      <text:p text:style-name="P12"><text:tab/>git add .</text:p>
      <text:p text:style-name="P12"><text:tab/>Git commit -m “committting stashed changes”</text:p>
      <text:p text:style-name="P12"><text:tab/>git push origin branch1</text:p>
      <text:p text:style-name="P12"/>
      <text:p text:style-name="P14"><text:tab/>4. Take pull of branch1 in branch2</text:p>
      <text:p text:style-name="P11"><text:tab/>- <text:span text:style-name="T7">git checkout branch2</text:span></text:p>
      <text:p text:style-name="P12"><text:tab/>git pull origin branch1</text:p>
      <text:p text:style-name="P12"/>
      <text:p text:style-name="P14"><text:tab/>5. Merge branch1 into dev branch</text:p>
      <text:p text:style-name="P14"><text:tab/>- <text:span text:style-name="T4">git checkout dev</text:span></text:p>
      <text:p text:style-name="P15"><text:span text:style-name="T2"><text:tab/>git merge branch1</text:span></text:p>
      <text:p text:style-name="P15"><text:span text:style-name="T2"/></text:p>
      <text:p text:style-name="P14"><text:tab/>6. Take pull of dev branch</text:p>
      <text:p text:style-name="P12"><text:tab/>git pull origin dev</text:p>
      <text:p text:style-name="P12"/>
      <text:p text:style-name="P14"><text:tab/>7. Push your branch2 on git</text:p>
      <text:p text:style-name="P12"><text:tab/>git add .</text:p>
      <text:p text:style-name="P12"><text:tab/>Git commit -m “committting stashed changes”</text:p>
      <text:p text:style-name="P12"><text:tab/>git push origin branch2</text:p>
      <text:p text:style-name="P12"/>
      <text:p text:style-name="P14"><text:tab/>8. Rebase branch2 with dev branch and then merge branch2 in dev</text:p>
      <text:p text:style-name="P13"><text:tab/>- git rebase dev</text:p>
      <text:p text:style-name="P13"><text:tab/>git checkout dev</text:p>
      <text:p text:style-name="P13"><text:tab/>git merge branch2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8:25:38.800587370</meta:creation-date>
    <meta:generator>LibreOffice/6.0.7.3$Linux_X86_64 LibreOffice_project/00m0$Build-3</meta:generator>
    <dc:date>2019-09-17T12:32:48.987162736</dc:date>
    <meta:editing-duration>PT20M40S</meta:editing-duration>
    <meta:editing-cycles>2</meta:editing-cycles>
    <meta:document-statistic meta:table-count="0" meta:image-count="0" meta:object-count="0" meta:page-count="2" meta:paragraph-count="82" meta:word-count="472" meta:character-count="2670" meta:non-whitespace-character-count="2252"/>
  </office:meta>
</office:document-meta>
</file>